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2.921cm" svg:x="6.715cm" svg:y="2.778cm">
          <text:p text:style-name="P1">Experiment </text:p>
          <text:p text:style-name="P1"><text:span text:style-name="T1">measuring real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3.302cm" svg:x="2.016cm" svg:y="10.271cm">
          <text:p text:style-name="P1">Model</text:p>
          <text:p text:style-name="P1"><text:span text:style-name="T1">Formalization of hypoth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731cm" svg:height="3.556cm" svg:x="12.303cm" svg:y="9.89cm">
          <text:p text:style-name="P1">Validation</text:p>
          <text:p text:style-name="P1"><text:span text:style-name="T1">Compare the model </text:span></text:p>
          <text:p text:style-name="P1"><text:span text:style-name="T1">simulation with re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72cm" svg:height="1.778cm" draw:transform="rotate (0.844041226264458) translate (3.794cm 9.217cm)">
          <text:p/>
          <draw:enhanced-geometry svg:viewBox="0 0 21600 21600" draw:text-areas="?f5 ?f1 ?f6 ?f3" draw:type="left-right-arrow" draw:modifiers="5493.28668270282 7612.816188870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572cm" svg:height="1.778cm" draw:transform="rotate (2.42897472000051) translate (15.381cm 10.034cm)">
          <text:p/>
          <draw:enhanced-geometry svg:viewBox="0 0 21600 21600" draw:text-areas="?f5 ?f1 ?f6 ?f3" draw:type="left-right-arrow" draw:modifiers="5493.28668270282 7612.816188870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368cm" svg:height="1.283cm" draw:transform="rotate (-0.0113446401379627) translate (9.816cm 11.418cm)">
          <text:p/>
          <draw:enhanced-geometry svg:viewBox="0 0 21600 21600" draw:text-areas="?f5 ?f1 ?f6 ?f3" draw:type="left-right-arrow" draw:modifiers="5493.28668270282 7612.816188870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4.574cm" fo:margin-left="1cm" fo:margin-right="0.64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5:16:54.399070482</meta:creation-date>
    <dc:date>2015-01-28T16:06:24.786602613</dc:date>
    <meta:editing-duration>PT43M10S</meta:editing-duration>
    <meta:editing-cycles>2</meta:editing-cycles>
    <meta:generator>LibreOffice/4.2.7.2$Linux_X86_64 LibreOffice_project/420m0$Build-2</meta:generator>
    <meta:document-statistic meta:object-count="6"/>
  </office:meta>
</office:document-meta>
</file>